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Service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get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setEntryLayout( String layoutKey , Layou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alServiceImpl.setAttribute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ortalServiceImpl.isRender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alServiceImpl.getSkin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alServiceImpl.getCompon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contextualiz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alServiceImpl.setPortal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remove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setDefaultLayoutKey( String layout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ServiceImpl.setRenderable( Boolean render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alServiceImpl.getTemporary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getPort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get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alServiceImpl.getEntryLayout( String layout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alServiceImpl.setTemporaryAttribute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remove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mpl.getDefaultLayou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